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ext_20_body">
      <style:text-properties officeooo:rsid="000a0c53" officeooo:paragraph-rsid="000a0c53"/>
    </style:style>
    <style:style style:name="P2" style:family="paragraph" style:parent-style-name="Text_20_body">
      <style:text-properties officeooo:rsid="000a7f6a" officeooo:paragraph-rsid="000a7f6a"/>
    </style:style>
    <style:style style:name="P3" style:family="paragraph" style:parent-style-name="Text_20_body">
      <style:text-properties officeooo:rsid="000ab6cf" officeooo:paragraph-rsid="000ab6cf"/>
    </style:style>
    <style:style style:name="T1" style:family="text">
      <style:text-properties officeooo:rsid="000a7f6a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section text:style-name="Sect1" text:name="intro">
        <text:section text:style-name="Sect1" text:name="yui_3_17_2_1_1572393424178_109">
          <text:p text:style-name="Text_20_body">1- Qual a motivação para modelos de maturidade de processos?</text:p>
          <text:p text:style-name="P1">R:processo mal definido,falta de controle sobre o processo, conforme a complexidade do produto aumentava o caos se instaurava, falta de métrica para apoio de decisão, projeto mal construído, software <text:s/>construído artesanalmente , processo ad-hoc, foram os motivos que propulsaram o modelo de maturidade dos processos. </text:p>
          <text:p text:style-name="Text_20_body"/>
          <text:p text:style-name="Text_20_body"/>
          <text:p text:style-name="Text_20_body">2- O que é o CMMI?</text:p>
          <text:p text:style-name="P1">R: E um conjunto de praticas, onde desenvolveram técnicas para desenvolver a maturidade do processo do software, onde por meio de metas preestabelecidas aumentam a maturidade e a organização das equipes</text:p>
          <text:p text:style-name="Text_20_body">3- O que é o MPS.BR?</text:p>
          <text:p text:style-name="P1">R: Realiza o mesmo trabalho que o CMMI só que de acordo com as <text:span text:style-name="T1">e</text:span>mpre<text:span text:style-name="T1">s</text:span>as brasileira,( com a realidade do brasil) foi criado em <text:s/>2003 , <text:span text:style-name="T1">mas a ideia também e a padronização nesses processos</text:span></text:p>
          <text:p text:style-name="Text_20_body"/>
          <text:p text:style-name="Text_20_body">4- O que são os níveis de maturidade nos modelos?</text:p>
          <text:p text:style-name="P2">R:São etapas para realização onde define <text:s/>uma estrutura <text:s/>em níveis sucessivos em direção de melhoria continua <text:s/>de processo de negocio. Onde apresenta uma lista de critérios de gerenciamento de processos <text:s/>de negócios que quando atingido evidencia <text:s/>em direção <text:s/>ao melhoramento</text:p>
          <text:p text:style-name="Text_20_body">5- Explique os níveis do MPS.BR.</text:p>
          <text:p text:style-name="P2">R: </text:p>
          <text:p text:style-name="P3">Nível G:e o primeiro <text:s/>nível <text:s/>a ser implementado <text:s/>no modelo , ele e composto por dois processo, gerenciamento de projeto,gerenciamento de requisitos</text:p>
          <text:p text:style-name="P3">Nível F: esse nível e composto <text:s/>pelos processos <text:s/>de nível <text:s/>anterior <text:s/>e por mais <text:s/>cinco processos buscando o resultados: aquisição, gerencia de configuração, garantia de qualidade, gerencia de portfólio <text:s/>de projetos, medição</text:p>
          <text:p text:style-name="P3"/>
          <text:p text:style-name="P3">Nível E: esse nível e o nível organizacional , composto pelos níveis anteriores, pelo resultado <text:s/>evoluídos de gerencia de projetos e por mais 4 processos com o seguinte <text:s/>proposito <text:s/>e resultado: avaliação e melhoria <text:s/>de processo organizacional ,definição de processos <text:s/>organizacional,gerencia de recursos humanos, gerencia de utilização</text:p>
          <text:p text:style-name="P3"/>
          <text:p text:style-name="P3">Nível D: composto pelos níveis anterior, mas visando junto desenvolvimento de requisitos,integração de produto,projeto e construção de produto,validação,verificação</text:p>
          <text:p text:style-name="P3"/>
          <text:p text:style-name="P3"><text:soft-page-break/>Nível C: composto pelos níveis anteriores, aplicando os tals e <text:s/>utilizando mais os, desenvolvimento <text:s/>para reutilização, gerencia de decisão, gerencia de risco.</text:p>
          <text:p text:style-name="P3"/>
          <text:p text:style-name="P3">Nível B: conhecido como gerencia de quantitativa, onde aplicado <text:s/>níveis anteriores mais os AP4.1 e AP4.2 onde faz analise quantitativa e controla-o</text:p>
          <text:p text:style-name="P3">Níveis A: essa faze só e acessada depois de todos os outros devidamente concluídos, <text:s/>onde visa <text:s/>melhoria e inovação, e a implantação de tals atividade.</text:p>
          <text:p text:style-name="P3"/>
          <text:p text:style-name="P3"/>
          <text:p text:style-name="Text_20_body"/>
          <text:p text:style-name="Text_20_body"/>
        </text:section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9T20:57:21.406017070</meta:creation-date>
    <dc:date>2019-10-29T21:39:35.296522362</dc:date>
    <meta:editing-duration>PT3S</meta:editing-duration>
    <meta:editing-cycles>1</meta:editing-cycles>
    <meta:document-statistic meta:table-count="0" meta:image-count="0" meta:object-count="0" meta:page-count="2" meta:paragraph-count="17" meta:word-count="378" meta:character-count="2487" meta:non-whitespace-character-count="2097"/>
    <meta:generator>LibreOffice/6.1.5.2$Linux_X86_64 LibreOffice_project/10$Build-2</meta:generator>
  </office:meta>
</office:document-meta>
</file>